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//////////////// </text:p>
      <text:p text:style-name="Standard">// Сравнение с С </text:p>
      <text:p text:style-name="Standard">////////////////// </text:p>
      <text:p text:style-name="Standard"/>
      <text:p text:style-name="Standard">// С++ по сути является расширенной версией С и разделяет его базовый синтаксис для</text:p>
      <text:p text:style-name="Standard">// объявления переменных, базовых типов и функций.</text:p>
      <text:p text:style-name="Standard">// По аналогии с С, входная точка вашей программы — это функция</text:p>
      <text:p text:style-name="Standard">// main с возвращаемым типом integer.</text:p>
      <text:p text:style-name="Standard">// Возвращаемое значение служит в качестве выходного статуса программы.</text:p>
      <text:p text:style-name="Standard">// Обратитесь к http://en.wikipedia.org/wiki/Exit_status для подробной информации.</text:p>
      <text:p text:style-name="Standard">int main(int argc, char** argv) </text:p>
      <text:p text:style-name="Standard">{ </text:p>
      <text:p text:style-name="Standard"><text:tab/>// Аргументы командной строки передаются в программу с помощью argc и argv так же</text:p>
      <text:p text:style-name="Standard"><text:tab/>// как и в С.</text:p>
      <text:p text:style-name="Standard"><text:tab/>// argc отражает количество аргументов</text:p>
      <text:p text:style-name="Standard"><text:tab/>// а argv - это массив С-строк (char*),</text:p>
      <text:p text:style-name="Standard"><text:tab/>// представляющих аргументы.</text:p>
      <text:p text:style-name="Standard"><text:tab/>// Первый аргумент — это имя, по которому вызвана программа. </text:p>
      <text:p text:style-name="Standard"><text:tab/>// argc и argv могут опускаться, если аргументы, задающие</text:p>
      <text:p text:style-name="Standard"><text:tab/>// подпись функции (?-function signature) int main() не важны.</text:p>
      <text:p text:style-name="Standard"><text:tab/>// Выходной статус, равный 0, обозначает успех. </text:p>
      <text:p text:style-name="Standard"><text:tab/>return 0; </text:p>
      <text:p text:style-name="Standard">} </text:p>
      <text:p text:style-name="Standard">// Как бы то ни было, в С++ есть некоторые отличия, указанные ниже: </text:p>
      <text:p text:style-name="Standard"/>
      <text:p text:style-name="Standard">// В С++ значение символьного литерала — символ</text:p>
      <text:p text:style-name="Standard">sizeof('c') == sizeof(char) == 1 </text:p>
      <text:p text:style-name="Standard"/>
      <text:p text:style-name="Standard">// В С значение символьного литерала — целое число</text:p>
      <text:p text:style-name="Standard">sizeof('c') == sizeof(int) </text:p>
      <text:p text:style-name="Standard"/>
      <text:p text:style-name="Standard">// В С++ строгие прототипы </text:p>
      <text:p text:style-name="Standard">void func(); // функция без аргументов</text:p>
      <text:p text:style-name="Standard">// В C </text:p>
      <text:p text:style-name="Standard">void func(); // функция может принять любое количество аргументов</text:p>
      <text:p text:style-name="Standard">// Используйте nullptr вместо NULL в С++ </text:p>
      <text:p text:style-name="Standard">int* ip = nullptr; </text:p>
      <text:p text:style-name="Standard">// Стандартные хэдеры С доступны в С++, </text:p>
      <text:p text:style-name="Standard">// но должны начинаться с "c" и не иметь расширения .h. #include &lt;cstdio&gt; </text:p>
      <text:p text:style-name="Standard"/>
      <text:p text:style-name="Standard">int main() </text:p>
      <text:p text:style-name="Standard">{ </text:p>
      <text:p text:style-name="Standard"><text:tab/>printf("Hello, world!\n"); </text:p>
      <text:p text:style-name="Standard"><text:tab/>return 0; </text:p>
      <text:p text:style-name="Standard">} </text:p>
      <text:p text:style-name="Standard"/>
      <text:p text:style-name="Standard"/>
      <text:p text:style-name="Standard">/////////////////////// </text:p>
      <text:p text:style-name="Standard">// Перегрузка функций</text:p>
      <text:p text:style-name="Standard">/////////////////////// </text:p>
      <text:p text:style-name="Standard"/>
      <text:p text:style-name="Standard"><text:soft-page-break/></text:p>
      <text:p text:style-name="Standard">// С++ поддерживает перегрузку функций при условии,</text:p>
      <text:p text:style-name="Standard">// что каждая функция имеет различные параметры. </text:p>
      <text:p text:style-name="Standard"/>
      <text:p text:style-name="Standard">void print(char const* myString) </text:p>
      <text:p text:style-name="Standard">{ </text:p>
      <text:p text:style-name="Standard"><text:tab/>printf("String %s\n", myString); </text:p>
      <text:p text:style-name="Standard">} </text:p>
      <text:p text:style-name="Standard"/>
      <text:p text:style-name="Standard">void print(int myInt) </text:p>
      <text:p text:style-name="Standard">{ </text:p>
      <text:p text:style-name="Standard"><text:tab/>printf("My int is %d", myInt); </text:p>
      <text:p text:style-name="Standard">} </text:p>
      <text:p text:style-name="Standard"/>
      <text:p text:style-name="Standard">int main() </text:p>
      <text:p text:style-name="Standard">{ </text:p>
      <text:p text:style-name="Standard"><text:tab/>print("Hello"); // вызывается void print(const char*) <text:tab/></text:p>
      <text:p text:style-name="Standard"><text:tab/>print(15); // вызывается void print(int)</text:p>
      <text:p text:style-name="Standard">} </text:p>
      <text:p text:style-name="Standard"/>
      <text:p text:style-name="Standard"/>
      <text:p text:style-name="Standard">///////////////////////////// </text:p>
      <text:p text:style-name="Standard">// Аргументы по умолчанию</text:p>
      <text:p text:style-name="Standard">/////////////////////////////</text:p>
      <text:p text:style-name="Standard"><text:s/></text:p>
      <text:p text:style-name="Standard">// Вы можете задать функции аргументы по умолчанию </text:p>
      <text:p text:style-name="Standard">// если они не задаются при вызове. </text:p>
      <text:p text:style-name="Standard">void doSomethingWithInts(int a = 1, int b = 4) </text:p>
      <text:p text:style-name="Standard">{ </text:p>
      <text:p text:style-name="Standard"><text:tab/>// Здесь производятся операции с целыми числами </text:p>
      <text:p text:style-name="Standard">} </text:p>
      <text:p text:style-name="Standard"/>
      <text:p text:style-name="Standard">int main() </text:p>
      <text:p text:style-name="Standard">{ </text:p>
      <text:p text:style-name="Standard"><text:tab/>doSomethingWithInts(); // a = 1, b = 4 <text:tab/></text:p>
      <text:p text:style-name="Standard"><text:tab/>doSomethingWithInts(20); // a = 20, b = 4 <text:tab/></text:p>
      <text:p text:style-name="Standard"><text:tab/>doSomethingWithInts(20, 5); // a = 20, b = 5 </text:p>
      <text:p text:style-name="Standard">} </text:p>
      <text:p text:style-name="Standard"/>
      <text:p text:style-name="Standard">// Аргументы по умолчанию должны находиться в конце списка аргументов. </text:p>
      <text:p text:style-name="Standard">void invalidDeclaration(int a = 1, int b) // Ошибка! </text:p>
      <text:p text:style-name="Standard">{ </text:p>
      <text:p text:style-name="Standard">} </text:p>
      <text:p text:style-name="Standard"/>
      <text:p text:style-name="Standard">///////////// </text:p>
      <text:p text:style-name="Standard">// Пространства имен </text:p>
      <text:p text:style-name="Standard">///////////// </text:p>
      <text:p text:style-name="Standard"/>
      <text:p text:style-name="Standard">// Пространства имен обеспечивают раздельный контекст для переменных, функций </text:p>
      <text:p text:style-name="Standard">// и других деклараций. </text:p>
      <text:p text:style-name="Standard">// Пространства имен могут наследоваться. </text:p>
      <text:p text:style-name="Standard">namespace First { </text:p>
      <text:p text:style-name="Standard"><text:soft-page-break/><text:tab/>namespace Nested { </text:p>
      <text:p text:style-name="Standard"><text:tab/><text:tab/>void foo() </text:p>
      <text:p text:style-name="Standard"><text:tab/><text:tab/>{ </text:p>
      <text:p text:style-name="Standard"><text:tab/><text:tab/><text:tab/>printf("This is First::Nested::foo\n"); </text:p>
      <text:p text:style-name="Standard"><text:tab/><text:tab/>} </text:p>
      <text:p text:style-name="Standard"><text:tab/>} // конец пространства имен Nested </text:p>
      <text:p text:style-name="Standard">} // конец пространства имен First </text:p>
      <text:p text:style-name="Standard"/>
      <text:p text:style-name="Standard">namespace Second { </text:p>
      <text:p text:style-name="Standard"><text:tab/>void foo() </text:p>
      <text:p text:style-name="Standard"><text:tab/>{ </text:p>
      <text:p text:style-name="Standard"><text:tab/><text:tab/>printf("This is Second::foo\n"); </text:p>
      <text:p text:style-name="Standard"><text:tab/>} </text:p>
      <text:p text:style-name="Standard">} </text:p>
      <text:p text:style-name="Standard"/>
      <text:p text:style-name="Standard">void foo() </text:p>
      <text:p text:style-name="Standard">{ </text:p>
      <text:p text:style-name="Standard"><text:tab/>printf("This is global foo\n"); </text:p>
      <text:p text:style-name="Standard">} </text:p>
      <text:p text:style-name="Standard"/>
      <text:p text:style-name="Standard">int main() </text:p>
      <text:p text:style-name="Standard">{ </text:p>
      <text:p text:style-name="Standard"><text:tab/>// Включает все символы из пространства имен Second в текущий контекст. Обратите внимание,</text:p>
      <text:p text:style-name="Standard"><text:tab/>// что простая foo() больше не сработает, так как неоднозначно,</text:p>
      <text:p text:style-name="Standard"><text:tab/>// вызываем ли мы ее в пространстве имен Second или на более высоком уровне. </text:p>
      <text:p text:style-name="Standard"><text:tab/>using namespace Second; </text:p>
      <text:p text:style-name="Standard"/>
      <text:p text:style-name="Standard"><text:tab/>Second::foo(); // выведет "This is Second::foo" <text:tab/></text:p>
      <text:p text:style-name="Standard"><text:tab/>First::Nested::foo(); // выведет "This is First::Nested::foo" </text:p>
      <text:p text:style-name="Standard"><text:tab/>::foo(); // выведет "This is global foo" </text:p>
      <text:p text:style-name="Standard">} </text:p>
      <text:p text:style-name="Standard"/>
      <text:p text:style-name="Standard">/////////////// </text:p>
      <text:p text:style-name="Standard">// Ввод/Вывод </text:p>
      <text:p text:style-name="Standard">///////////////</text:p>
      <text:p text:style-name="Standard"/>
      <text:p text:style-name="Standard"><text:s/></text:p>
      <text:p text:style-name="Standard">// Ввод и вывод C++ использует потоки </text:p>
      <text:p text:style-name="Standard">// cin, cout и cerr, представленные stdin, stdout, and stderr. </text:p>
      <text:p text:style-name="Standard">// &lt;&lt; это оператор вставки в поток and &gt;&gt; это оператор извлечения из потока. </text:p>
      <text:p text:style-name="Standard"/>
      <text:p text:style-name="Standard">#include &lt;iostream&gt; // подключать для потоков ввода/вывода </text:p>
      <text:p text:style-name="Standard"/>
      <text:p text:style-name="Standard">using namespace std; // Потоки находятся в пространстве имен std (стандартная библиотека)</text:p>
      <text:p text:style-name="Standard"/>
      <text:p text:style-name="Standard"/>
      <text:p text:style-name="Standard">int main() </text:p>
      <text:p text:style-name="Standard">{ </text:p>
      <text:p text:style-name="Standard"><text:tab/>int myInt; </text:p>
      <text:p text:style-name="Standard"/>
      <text:p text:style-name="Standard"><text:tab/>// передача в выходной поток (или вывод на экран) </text:p>
      <text:p text:style-name="Standard"><text:soft-page-break/><text:tab/>cout &lt;&lt; "Enter your favorite number:\n"; </text:p>
      <text:p text:style-name="Standard"><text:tab/>// Помещение во входной поток</text:p>
      <text:p text:style-name="Standard"><text:tab/>cin &gt;&gt; myInt; </text:p>
      <text:p text:style-name="Standard"/>
      <text:p text:style-name="Standard"><text:tab/>// cout так же может форматироваться</text:p>
      <text:p text:style-name="Standard"><text:tab/>cout &lt;&lt; "Your favorite number is " &lt;&lt; myInt &lt;&lt; "\n"; </text:p>
      <text:p text:style-name="Standard"><text:tab/>// выводит "Your favorite number is myInt" </text:p>
      <text:p text:style-name="Standard"/>
      <text:p text:style-name="Standard"><text:tab/>cerr &lt;&lt; "Used for error messages"; </text:p>
      <text:p text:style-name="Standard">} </text:p>
      <text:p text:style-name="Standard"/>
      <text:p text:style-name="Standard">////////// </text:p>
      <text:p text:style-name="Standard">// Строки </text:p>
      <text:p text:style-name="Standard">////////// </text:p>
      <text:p text:style-name="Standard"/>
      <text:p text:style-name="Standard">// Строки в С++ являются объектами и имеют множество функций-членов </text:p>
      <text:p text:style-name="Standard">#include &lt;string&gt; </text:p>
      <text:p text:style-name="Standard"/>
      <text:p text:style-name="Standard">using namespace std; </text:p>
      <text:p text:style-name="Standard">// Строки также находятся в пространстве имен std (стандартная библиотека) </text:p>
      <text:p text:style-name="Standard"/>
      <text:p text:style-name="Standard">string myString = "Hello"; </text:p>
      <text:p text:style-name="Standard">string myOtherString = " World"; </text:p>
      <text:p text:style-name="Standard"/>
      <text:p text:style-name="Standard">// + используется для конкатенации </text:p>
      <text:p text:style-name="Standard">cout &lt;&lt; myString + myOtherString; // "Hello World" </text:p>
      <text:p text:style-name="Standard"/>
      <text:p text:style-name="Standard">cout &lt;&lt; myString + " You"; // "Hello You" </text:p>
      <text:p text:style-name="Standard"/>
      <text:p text:style-name="Standard">// строку в C++ можно легко добавлять в конец другой строки. </text:p>
      <text:p text:style-name="Standard">myString.append(" Dog"); </text:p>
      <text:p text:style-name="Standard">cout &lt;&lt; myString; // "Hello Dog" </text:p>
      <text:p text:style-name="Standard"/>
      <text:p text:style-name="Standard"/>
      <text:p text:style-name="Standard">///////////// </text:p>
      <text:p text:style-name="Standard">// Ссылки </text:p>
      <text:p text:style-name="Standard">///////////// </text:p>
      <text:p text:style-name="Standard"/>
      <text:p text:style-name="Standard"/>
      <text:p text:style-name="Standard">// В дополнение к указателям, которые присутствуют в С, </text:p>
      <text:p text:style-name="Standard">// C++ имеет ссылки.</text:p>
      <text:p text:style-name="Standard">// Они являются указывающими типами, которые невозможно переназначить после того, как они были назначены; </text:p>
      <text:p text:style-name="Standard">// также они не могут быть null. </text:p>
      <text:p text:style-name="Standard">// Они имеют такой же синтаксис, как и сама переменная: </text:p>
      <text:p text:style-name="Standard">// Для разыменования не нужен * и</text:p>
      <text:p text:style-name="Standard">// &amp; (адрес) не используется для назначения. </text:p>
      <text:p text:style-name="Standard"/>
      <text:p text:style-name="Standard">using namespace std; </text:p>
      <text:p text:style-name="Standard"/>
      <text:p text:style-name="Standard">string foo = "I am foo"; </text:p>
      <text:p text:style-name="Standard">string bar = "I am bar"; </text:p>
      <text:p text:style-name="Standard"><text:soft-page-break/></text:p>
      <text:p text:style-name="Standard">string&amp; fooRef = foo; // Создание ссылки на foo. </text:p>
      <text:p text:style-name="Standard">fooRef += ". Hi!"; // Изменение foo через ссылку </text:p>
      <text:p text:style-name="Standard">cout &lt;&lt; fooRef; // Вывод "I am foo. Hi!" </text:p>
      <text:p text:style-name="Standard"/>
      <text:p text:style-name="Standard">// Не переназначает "fooRef". Это то же самое, что и "foo = bar", и </text:p>
      <text:p text:style-name="Standard">// foo == "I am bar" </text:p>
      <text:p text:style-name="Standard">// после этой строки. </text:p>
      <text:p text:style-name="Standard">cout &lt;&lt; &amp;fooRef &lt;&lt; endl; //Вывод адреса foo </text:p>
      <text:p text:style-name="Standard">fooRef = bar; </text:p>
      <text:p text:style-name="Standard">cout &lt;&lt; &amp;fooRef &lt;&lt; endl; //Опять вывод адреса foo </text:p>
      <text:p text:style-name="Standard">cout &lt;&lt; fooRef; // Вывод "I am bar" </text:p>
      <text:p text:style-name="Standard"/>
      <text:p text:style-name="Standard">//Адрес fooRef остается прежним, все еще ссылаясь на foo. </text:p>
      <text:p text:style-name="Standard"/>
      <text:p text:style-name="Standard">const string&amp; barRef = bar; // Создание константной ссылки на bar. </text:p>
      <text:p text:style-name="Standard">// По аналогии с С, константные значения (также как указатели и ссылки) не могут быть изменены. </text:p>
      <text:p text:style-name="Standard">barRef += ". Hi!"; // Ошибка, константные ссылки не могут быть изменены. </text:p>
      <text:p text:style-name="Standard">// Перед тем, как мы рассмотрим ссылки более подробно, мы должны представить концепцию, </text:p>
      <text:p text:style-name="Standard">// называемую «временный объект». Предположим, что есть следующий код: </text:p>
      <text:p text:style-name="Standard">string tempObjectFun() { ... } </text:p>
      <text:p text:style-name="Standard">string retVal = tempObjectFun(); </text:p>
      <text:p text:style-name="Standard"/>
      <text:p text:style-name="Standard">// Что именно происходит во второй строке: </text:p>
      <text:p text:style-name="Standard">// - строковый объект возвращается от tempObjectFun </text:p>
      <text:p text:style-name="Standard">// - создается новая строка с возвращаемым объектом в качестве аргумента</text:p>
      <text:p text:style-name="Standard">// - возвращаемый объект уничтожается</text:p>
      <text:p text:style-name="Standard">// Возвращаемый объект называется временным объектом. Временные объекты создаются, <text:s/></text:p>
      <text:p text:style-name="Standard">// когда функция возвращает объект, и уничтожаются в</text:p>
      <text:p text:style-name="Standard">// конце области видимости функции (По крайней мере так </text:p>
      <text:p text:style-name="Standard">// указано в стандарте, но компиляторы могут вести себя и по-иному. Обратитесь к</text:p>
      <text:p text:style-name="Standard">// "оптимизации возвращаемых значений" если вы заинтересованы в таких подробностях). Итак, в данном</text:p>
      <text:p text:style-name="Standard">// коде: </text:p>
      <text:p text:style-name="Standard">foo(bar(tempObjectFun())) </text:p>
      <text:p text:style-name="Standard"/>
      <text:p text:style-name="Standard">// предположим, что foo и bar существуют, тогда объект, </text:p>
      <text:p text:style-name="Standard">//возвращаемый от tempObjectFun передается в bar и уничтожается до вызова foo. </text:p>
      <text:p text:style-name="Standard">// Снова обратимся к ссылкам. К правилу "в конце заключающего</text:p>
      <text:p text:style-name="Standard">// выражения" есть исключение, а именно, если временный объект </text:p>
      <text:p text:style-name="Standard">//привязан к константной ссылке, то его «жизнь» продлится до текущего контекста:</text:p>
      <text:p text:style-name="Standard"/>
      <text:p text:style-name="Standard">void constReferenceTempObjectFun() { </text:p>
      <text:p text:style-name="Standard"><text:tab/>// constRef получает временный объект, который является действительным до конца данной функции</text:p>
      <text:p text:style-name="Standard"><text:tab/>const string&amp; constRef = tempObjectFun(); </text:p>
      <text:p text:style-name="Standard"><text:tab/>... </text:p>
      <text:p text:style-name="Standard">}</text:p>
      <text:p text:style-name="Standard">// Другой вид ссылок, представленный в С++11 необходим исключительно </text:p>
      <text:p text:style-name="Standard">//для временных объектов. Невозможно создавать переменные его типа, </text:p>
      <text:p text:style-name="Standard"><text:soft-page-break/>//но он превалирует над разрешением перегрузки: </text:p>
      <text:p text:style-name="Standard"/>
      <text:p text:style-name="Standard">void someFun(string&amp; s) { ... } // Обычная ссылка</text:p>
      <text:p text:style-name="Standard">void someFun(string&amp;&amp; s) { ... } // Ссылка на временный объект</text:p>
      <text:p text:style-name="Standard"/>
      <text:p text:style-name="Standard">string foo; </text:p>
      <text:p text:style-name="Standard">someFun(foo); // Вызов версии с обычной ссылкой someFun(tempObjectFun()); </text:p>
      <text:p text:style-name="Standard">// Вызов версии с временной ссылкой </text:p>
      <text:p text:style-name="Standard"/>
      <text:p text:style-name="Standard">// В следующем примере представлены две версии конструкторов для </text:p>
      <text:p text:style-name="Standard">// std::basic_string: </text:p>
      <text:p text:style-name="Standard">basic_string(const basic_string&amp; other); basic_string(basic_string&amp;&amp; other); </text:p>
      <text:p text:style-name="Standard"/>
      <text:p text:style-name="Standard">// Идея состоит в том, что если мы создаем новую строку из временного объекта (который </text:p>
      <text:p text:style-name="Standard">// следует вскоре уничтожить в любом случае), мы можем использовать более эффективный </text:p>
      <text:p text:style-name="Standard">// конструктор, который сохраняет фрагменты временной строки. </text:p>
      <text:p text:style-name="Standard"/>
      <text:p text:style-name="Standard">///////////////////// </text:p>
      <text:p text:style-name="Standard">// Объединения </text:p>
      <text:p text:style-name="Standard">///////////////////// </text:p>
      <text:p text:style-name="Standard"/>
      <text:p text:style-name="Standard">// Объединения служат для присваивания значения константе, в основном используются для </text:p>
      <text:p text:style-name="Standard">// читаемости кода </text:p>
      <text:p text:style-name="Standard">enum ECarTypes </text:p>
      <text:p text:style-name="Standard">{ </text:p>
      <text:p text:style-name="Standard"><text:tab/>Sedan, </text:p>
      <text:p text:style-name="Standard"><text:tab/>Hatchback, </text:p>
      <text:p text:style-name="Standard"><text:tab/>SUV, </text:p>
      <text:p text:style-name="Standard"><text:tab/>Wagon </text:p>
      <text:p text:style-name="Standard">}; </text:p>
      <text:p text:style-name="Standard"/>
      <text:p text:style-name="Standard">ECarTypes GetPreferredCarType() </text:p>
      <text:p text:style-name="Standard">{ </text:p>
      <text:p text:style-name="Standard"><text:tab/>return ECarTypes::Hatchback; </text:p>
      <text:p text:style-name="Standard">} </text:p>
      <text:p text:style-name="Standard"/>
      <text:p text:style-name="Standard">// В С++11 существует простой способ назначать объединению тип, что может быть </text:p>
      <text:p text:style-name="Standard">// полезно для индексирования данных и преобразования объединений из желаемого </text:p>
      <text:p text:style-name="Standard">//типа в соответствующие константы и наоборот. </text:p>
      <text:p text:style-name="Standard">enum ECarTypes : uint8_t </text:p>
      <text:p text:style-name="Standard">{ </text:p>
      <text:p text:style-name="Standard"><text:tab/>Sedan, // 0 </text:p>
      <text:p text:style-name="Standard"><text:tab/>Hatchback, // 1 </text:p>
      <text:p text:style-name="Standard"><text:tab/>SUV = 254, // 254 </text:p>
      <text:p text:style-name="Standard"><text:tab/>Hybrid // 255 </text:p>
      <text:p text:style-name="Standard">}; </text:p>
      <text:p text:style-name="Standard"/>
      <text:p text:style-name="Standard">void WriteByteToFile(uint8_t InputValue) </text:p>
      <text:p text:style-name="Standard">{ </text:p>
      <text:p text:style-name="Standard"><text:tab/>// последовательная запись InputValue в файл</text:p>
      <text:p text:style-name="Standard">} </text:p>
      <text:p text:style-name="Standard"/>
      <text:p text:style-name="Standard"><text:soft-page-break/>void WritePreferredCarTypeToFile(ECarTypes InputCarType) </text:p>
      <text:p text:style-name="Standard">{ </text:p>
      <text:p text:style-name="Standard"><text:tab/>// Объединения неявно преобразуется в uint_8 из-за объявленного типа объединения </text:p>
      <text:p text:style-name="Standard"><text:tab/>WriteByteToFile(InputCarType); </text:p>
      <text:p text:style-name="Standard">} </text:p>
      <text:p text:style-name="Standard"/>
      <text:p text:style-name="Standard">// С другой стороны, неявное преобразование объединения в целые числа может быть нежелательно </text:p>
      <text:p text:style-name="Standard">// поэтому вместо этого возможно создать класс объединения, <text:s/></text:p>
      <text:p text:style-name="Standard">// который не будет неявно преобразовываться.</text:p>
      <text:p text:style-name="Standard">enum class ECarTypes : uint8_t </text:p>
      <text:p text:style-name="Standard">{ </text:p>
      <text:p text:style-name="Standard"><text:tab/>Sedan, // 0 </text:p>
      <text:p text:style-name="Standard"><text:tab/>Hatchback, // 1 </text:p>
      <text:p text:style-name="Standard"><text:tab/>SUV = 254, // 254 </text:p>
      <text:p text:style-name="Standard"><text:tab/>Hybrid // 255 </text:p>
      <text:p text:style-name="Standard">}; </text:p>
      <text:p text:style-name="Standard">void WriteByteToFile(uint8_t InputValue) </text:p>
      <text:p text:style-name="Standard">{ </text:p>
      <text:p text:style-name="Standard"><text:tab/>// последовательная запись InputValue в файл</text:p>
      <text:p text:style-name="Standard">} </text:p>
      <text:p text:style-name="Standard"/>
      <text:p text:style-name="Standard">void WritePreferredCarTypeToFile(ECarTypes InputCarType) </text:p>
      <text:p text:style-name="Standard">{ </text:p>
      <text:p text:style-name="Standard"><text:tab/>// Не скомпилируется, даже если ECarTypes имеет тип uint8_t из-за того, что объединение </text:p>
      <text:p text:style-name="Standard"><text:tab/>// объявлено как "enum class"! <text:tab/></text:p>
      <text:p text:style-name="Standard"><text:tab/>WriteByteToFile(InputCarType); </text:p>
      <text:p text:style-name="Standard">} </text:p>
      <text:p text:style-name="Standard"/>
      <text:p text:style-name="Standard">////////////////////////////////////////// </text:p>
      <text:p text:style-name="Standard">// Классы и объектно-ориентированное программирование </text:p>
      <text:p text:style-name="Standard">////////////////////////////////////////// </text:p>
      <text:p text:style-name="Standard"/>
      <text:p text:style-name="Standard">// Первый пример классов </text:p>
      <text:p text:style-name="Standard">#include &lt;iostream&gt; </text:p>
      <text:p text:style-name="Standard">// Объявление класса. </text:p>
      <text:p text:style-name="Standard">// Классы обычно объявляются в заголовочных файлах (.h или .hpp). </text:p>
      <text:p text:style-name="Standard">class Dog { </text:p>
      <text:p text:style-name="Standard"><text:tab/>// Переменные и функции, являющиеся членами, находятся в секции private по умолчанию. </text:p>
      <text:p text:style-name="Standard"><text:tab/>std::string name; </text:p>
      <text:p text:style-name="Standard"><text:tab/>int weight; </text:p>
      <text:p text:style-name="Standard"/>
      <text:p text:style-name="Standard">// Следующие члены находятся в секции public </text:p>
      <text:p text:style-name="Standard">// если специально не указано "private:" или "protected:"</text:p>
      <text:p text:style-name="Standard">public: </text:p>
      <text:p text:style-name="Standard"><text:tab/>// Конструктор по умолчанию</text:p>
      <text:p text:style-name="Standard"><text:tab/>Dog(); </text:p>
      <text:p text:style-name="Standard"><text:tab/>// Объявления функций-членов</text:p>
      <text:p text:style-name="Standard"><text:tab/>// Заметьте, что в данном случае используется std::string </text:p>
      <text:p text:style-name="Standard"><text:tab/>// вместо помещения using namespace std; </text:p>
      <text:p text:style-name="Standard"><text:soft-page-break/><text:tab/>// выше. </text:p>
      <text:p text:style-name="Standard"><text:tab/>// Никогда не помещайте "using namespace" в хэдер. <text:tab/></text:p>
      <text:p text:style-name="Standard"><text:tab/>void setName(const std::string&amp; dogsName); </text:p>
      <text:p text:style-name="Standard"/>
      <text:p text:style-name="Standard"><text:tab/>void setWeight(int dogsWeight); </text:p>
      <text:p text:style-name="Standard"><text:tab/>// Функции, которые не меняют состояние объекта</text:p>
      <text:p text:style-name="Standard"><text:s/><text:tab/>// должны быть помечены как константные. </text:p>
      <text:p text:style-name="Standard"><text:tab/>// Это позволит вызывать их при заданной константной ссылке на объект. </text:p>
      <text:p text:style-name="Standard"><text:tab/>// Также отметьте, что функции должны быть явно объявлены виртуальными </text:p>
      <text:p text:style-name="Standard"><text:tab/>// для того, чтобы производные классы имели преимущество. </text:p>
      <text:p text:style-name="Standard"><text:tab/>// Функции не являются виртуальными по умолчанию из-за вопросов производительности. </text:p>
      <text:p text:style-name="Standard"><text:tab/>virtual void print() const; </text:p>
      <text:p text:style-name="Standard"><text:tab/></text:p>
      <text:p text:style-name="Standard"><text:tab/>// Функции также могут быть определены внутри тела класса. <text:tab/></text:p>
      <text:p text:style-name="Standard"><text:tab/>// Функции, определенные таким образом подключаются автоматически. <text:tab/></text:p>
      <text:p text:style-name="Standard"><text:tab/>void bark() const { std::cout &lt;&lt; name &lt;&lt; " barks!\n"; } </text:p>
      <text:p text:style-name="Standard"><text:tab/></text:p>
      <text:p text:style-name="Standard"><text:tab/>// Наряду с конструкторами С++ предоставляет деструкторы. </text:p>
      <text:p text:style-name="Standard"><text:tab/>// Они вызываются, когда объект удаляется или уходит из области видимости. </text:p>
      <text:p text:style-name="Standard"><text:tab/>// Это позволяет использовать такие мощные парадигмы как RAII </text:p>
      <text:p text:style-name="Standard"><text:tab/>// (см. ниже) </text:p>
      <text:p text:style-name="Standard"><text:tab/>// Деструктор должен быть виртуальным, если класс является производным; </text:p>
      <text:p text:style-name="Standard"><text:tab/>// в противном случае, деструктор производного класса </text:p>
      <text:p text:style-name="Standard"><text:tab/>// не будет вызван, если объект был уничтожен через ссылку или указатель базового класса. </text:p>
      <text:p text:style-name="Standard"><text:tab/>virtual ~Dog(); </text:p>
      <text:p text:style-name="Standard"/>
      <text:p text:style-name="Standard">}; // За определением класса должна следовать точка с запятой.</text:p>
      <text:p text:style-name="Standard"/>
      <text:p text:style-name="Standard">// Функции-члены класса обычно определяются в .cpp файлах. </text:p>
      <text:p text:style-name="Standard">Dog::Dog() </text:p>
      <text:p text:style-name="Standard">{ </text:p>
      <text:p text:style-name="Standard"><text:tab/>std::cout &lt;&lt; "A dog has been constructed\n"; </text:p>
      <text:p text:style-name="Standard">} </text:p>
      <text:p text:style-name="Standard"/>
      <text:p text:style-name="Standard">// Объекты (наподобие строк) должны передаваться по ссылке, </text:p>
      <text:p text:style-name="Standard">// если вы модифицируете их, или константной ссылке, если изменения вноситься не будут. </text:p>
      <text:p text:style-name="Standard">void Dog::setName(const std::string&amp; dogsName) </text:p>
      <text:p text:style-name="Standard">{ </text:p>
      <text:p text:style-name="Standard"><text:tab/>name = dogsName; </text:p>
      <text:p text:style-name="Standard">} </text:p>
      <text:p text:style-name="Standard"/>
      <text:p text:style-name="Standard">void Dog::setWeight(int dogsWeight) </text:p>
      <text:p text:style-name="Standard">{ </text:p>
      <text:p text:style-name="Standard"><text:tab/>weight = dogsWeight; </text:p>
      <text:p text:style-name="Standard">} </text:p>
      <text:p text:style-name="Standard"/>
      <text:p text:style-name="Standard">// Отметьте, что "virtual" необходим только при объявлении, а не при определении. </text:p>
      <text:p text:style-name="Standard">void Dog::print() const </text:p>
      <text:p text:style-name="Standard">{ </text:p>
      <text:p text:style-name="Standard"><text:tab/>std::cout &lt;&lt; "Dog is " &lt;&lt; name &lt;&lt; " and weighs " &lt;&lt; weight &lt;&lt; "kg\n"; </text:p>
      <text:p text:style-name="Standard"><text:soft-page-break/>} </text:p>
      <text:p text:style-name="Standard"/>
      <text:p text:style-name="Standard">Dog::~Dog()</text:p>
      <text:p text:style-name="Standard">{ </text:p>
      <text:p text:style-name="Standard"><text:tab/>cout &lt;&lt; "Goodbye " &lt;&lt; name &lt;&lt; "\n"; </text:p>
      <text:p text:style-name="Standard">} </text:p>
      <text:p text:style-name="Standard"/>
      <text:p text:style-name="Standard">int main() { </text:p>
      <text:p text:style-name="Standard"><text:tab/>Dog myDog; // Вывод "A dog has been constructed" <text:tab/></text:p>
      <text:p text:style-name="Standard"><text:tab/>myDog.setName("Barkley"); </text:p>
      <text:p text:style-name="Standard"><text:tab/>myDog.setWeight(10); </text:p>
      <text:p text:style-name="Standard"><text:tab/>myDog.print(); // Вывод "Dog is Barkley and weighs 10 kg" </text:p>
      <text:p text:style-name="Standard"><text:tab/>return 0; </text:p>
      <text:p text:style-name="Standard">} // Вывод "Goodbye Barkley"</text:p>
      <text:p text:style-name="Standard"><text:s/></text:p>
      <text:p text:style-name="Standard">// Наследование: </text:p>
      <text:p text:style-name="Standard"/>
      <text:p text:style-name="Standard">// Данный класс целиком наследует секции public и protected из класса Dog</text:p>
      <text:p text:style-name="Standard">// наряду с private, но может не иметь прямого доступа к членам/методам private <text:s/></text:p>
      <text:p text:style-name="Standard">// без надлежащего метода public или protected.</text:p>
      <text:p text:style-name="Standard">class OwnedDog : public Dog { </text:p>
      <text:p text:style-name="Standard"><text:tab/></text:p>
      <text:p text:style-name="Standard"><text:tab/>void setOwner(const std::string&amp; dogsOwner); </text:p>
      <text:p text:style-name="Standard"/>
      <text:p text:style-name="Standard"><text:tab/>// Корректировка поведения функции print для всех OwnedDogs. См. </text:p>
      <text:p text:style-name="Standard"><text:tab/>//http://en.wikipedia.org/wiki/Polymorphism_(computer_science)#Subtyping </text:p>
      <text:p text:style-name="Standard"><text:tab/>// для более детальной информации, если вы не знакомы с </text:p>
      <text:p text:style-name="Standard"><text:tab/>// полиморфизмом подтипов. </text:p>
      <text:p text:style-name="Standard"><text:tab/>// Ключевое слово override является опциональным, но помогает удостовериться, что вы действительно </text:p>
      <text:p text:style-name="Standard"><text:tab/>// переопределяете метод в базовом классе. </text:p>
      <text:p text:style-name="Standard"><text:tab/>void print() const override; </text:p>
      <text:p text:style-name="Standard"/>
      <text:p text:style-name="Standard">private: </text:p>
      <text:p text:style-name="Standard"><text:tab/>std::string owner; </text:p>
      <text:p text:style-name="Standard">}; </text:p>
      <text:p text:style-name="Standard"/>
      <text:p text:style-name="Standard">// Тем временем, в соответствующем файле .cpp: </text:p>
      <text:p text:style-name="Standard"/>
      <text:p text:style-name="Standard">void OwnedDog::setOwner(const std::string&amp; dogsOwner) </text:p>
      <text:p text:style-name="Standard">{ </text:p>
      <text:p text:style-name="Standard"><text:tab/>owner = dogsOwner; </text:p>
      <text:p text:style-name="Standard">} </text:p>
      <text:p text:style-name="Standard"/>
      <text:p text:style-name="Standard">void OwnedDog::print() const </text:p>
      <text:p text:style-name="Standard">{ </text:p>
      <text:p text:style-name="Standard"><text:tab/>Dog::print(); // Вызов функции print в базовом классе Dog </text:p>
      <text:p text:style-name="Standard"><text:tab/>std::cout &lt;&lt; "Dog is owned by " &lt;&lt; owner &lt;&lt; "\n"; </text:p>
      <text:p text:style-name="Standard"><text:tab/>// Вывод "Dog is &lt;name&gt; и весов &lt;weight&gt;" </text:p>
      <text:p text:style-name="Standard"><text:tab/>// "Dog is owned by &lt;owner&gt;" </text:p>
      <text:p text:style-name="Standard">} </text:p>
      <text:p text:style-name="Standard"/>
      <text:p text:style-name="Standard"><text:soft-page-break/>////////////////////////////////////////// </text:p>
      <text:p text:style-name="Standard">// Инициализация и перегрузка операторов</text:p>
      <text:p text:style-name="Standard">////////////////////////////////////////// </text:p>
      <text:p text:style-name="Standard"/>
      <text:p text:style-name="Standard">// В C++ возможно перегружать (изменять поведение) операторов, таких как +, -, *, /, и т. д. </text:p>
      <text:p text:style-name="Standard">// Это делается посредством определения функции, которая вызывается тогда,</text:p>
      <text:p text:style-name="Standard">// когда используется оператор. </text:p>
      <text:p text:style-name="Standard"/>
      <text:p text:style-name="Standard">#include &lt;iostream&gt; </text:p>
      <text:p text:style-name="Standard">using namespace std; </text:p>
      <text:p text:style-name="Standard"/>
      <text:p text:style-name="Standard">class Point { </text:p>
      <text:p text:style-name="Standard">public: </text:p>
      <text:p text:style-name="Standard"><text:tab/>// Переменным-членам могут быть заданы значения по умолчанию следующим образом. </text:p>
      <text:p text:style-name="Standard"><text:tab/>double x = 0; </text:p>
      <text:p text:style-name="Standard"><text:tab/>double y = 0; </text:p>
      <text:p text:style-name="Standard"><text:tab/></text:p>
      <text:p text:style-name="Standard"><text:tab/>// Определение конструктора по умолчанию, который не делает ничего, кроме </text:p>
      <text:p text:style-name="Standard"><text:tab/>// инициализации Point со значением по умолчанию (0, 0) <text:tab/>Point() { }; </text:p>
      <text:p text:style-name="Standard"/>
      <text:p text:style-name="Standard"><text:tab/>// Следующий синтаксис известен как список инициализации </text:p>
      <text:p text:style-name="Standard"><text:tab/>// и является лучшим способом для инициализации значений членов класса</text:p>
      <text:p text:style-name="Standard"><text:tab/>Point (double a, double b) : </text:p>
      <text:p text:style-name="Standard"><text:tab/><text:tab/>x(a), </text:p>
      <text:p text:style-name="Standard"><text:tab/><text:tab/>y(b) </text:p>
      <text:p text:style-name="Standard"><text:tab/>{ /* Инициализация значений */ } </text:p>
      <text:p text:style-name="Standard"><text:tab/><text:tab/></text:p>
      <text:p text:style-name="Standard"><text:tab/>// Перегрузка оператора +. </text:p>
      <text:p text:style-name="Standard"><text:tab/>Point operator+(const Point&amp; rhs) const; </text:p>
      <text:p text:style-name="Standard"/>
      <text:p text:style-name="Standard"><text:tab/>// Перегрузка оператора += </text:p>
      <text:p text:style-name="Standard"><text:tab/>Point&amp; operator+=(const Point&amp; rhs); </text:p>
      <text:p text:style-name="Standard"/>
      <text:p text:style-name="Standard"><text:tab/>// Имеет также смысл перегружать операторы — и -=, </text:p>
      <text:p text:style-name="Standard"><text:tab/>// но мы не будем вдаваться в подробности. </text:p>
      <text:p text:style-name="Standard">}; </text:p>
      <text:p text:style-name="Standard"/>
      <text:p text:style-name="Standard">Point Point::operator+(const Point&amp; rhs) const </text:p>
      <text:p text:style-name="Standard">{ </text:p>
      <text:p text:style-name="Standard"><text:tab/>// Создание нового point, который является суммой текущего point и rhs. </text:p>
      <text:p text:style-name="Standard"><text:tab/>return Point(x + rhs.x, y + rhs.y); </text:p>
      <text:p text:style-name="Standard">} </text:p>
      <text:p text:style-name="Standard"/>
      <text:p text:style-name="Standard">Point&amp; Point::operator+=(const Point&amp; rhs) </text:p>
      <text:p text:style-name="Standard">{ </text:p>
      <text:p text:style-name="Standard"><text:tab/>x += rhs.x; </text:p>
      <text:p text:style-name="Standard"><text:tab/>y += rhs.y; </text:p>
      <text:p text:style-name="Standard"><text:tab/>return *this; </text:p>
      <text:p text:style-name="Standard">} </text:p>
      <text:p text:style-name="Standard"/>
      <text:p text:style-name="Standard">int main () { </text:p>
      <text:p text:style-name="Standard"><text:soft-page-break/><text:tab/>Point up (0,1); </text:p>
      <text:p text:style-name="Standard"><text:tab/>Point right (1,0); </text:p>
      <text:p text:style-name="Standard"><text:tab/>// Вызов оператора + Point </text:p>
      <text:p text:style-name="Standard"><text:tab/>// Point up вызывает + (функция) с right в качестве параметра </text:p>
      <text:p text:style-name="Standard"><text:tab/>Point result = up + right; </text:p>
      <text:p text:style-name="Standard"><text:tab/>// Вывод "Result is upright (1,1)" </text:p>
      <text:p text:style-name="Standard"><text:tab/>cout &lt;&lt; "Result is upright (" &lt;&lt; result.x &lt;&lt; ',' &lt;&lt; result.y &lt;&lt; ")\n"; </text:p>
      <text:p text:style-name="Standard"><text:tab/>return 0; </text:p>
      <text:p text:style-name="Standard">} </text:p>
      <text:p text:style-name="Standard"/>
      <text:p text:style-name="Standard">///////////////////// </text:p>
      <text:p text:style-name="Standard">// Шаблоны </text:p>
      <text:p text:style-name="Standard">///////////////////// </text:p>
      <text:p text:style-name="Standard"/>
      <text:p text:style-name="Standard">// Шаблоны в C++ в основном используются для универсального программирования, хотя они <text:s/></text:p>
      <text:p text:style-name="Standard">// намного мощнее, чем универсальные конструкции в других языках. Они также </text:p>
      <text:p text:style-name="Standard">// поддерживают явную и частную специализацию и functional-style type </text:p>
      <text:p text:style-name="Standard">// classes; по факту, являясь полным по Тьюрингу функциональным языком, встроенным </text:p>
      <text:p text:style-name="Standard">// в C++! </text:p>
      <text:p text:style-name="Standard"/>
      <text:p text:style-name="Standard">// Начнем с вида универсального программирования, с которым вы, возможно, знакомы. <text:s/></text:p>
      <text:p text:style-name="Standard">// Определить класс или функцию, которые имеют тип в качестве параметра, можно следующим образом: </text:p>
      <text:p text:style-name="Standard">template&lt;class T&gt; </text:p>
      <text:p text:style-name="Standard">class Box { </text:p>
      <text:p text:style-name="Standard">public: </text:p>
      <text:p text:style-name="Standard"><text:tab/>// В данном классе Т может использоваться в качестве любого другого типа. </text:p>
      <text:p text:style-name="Standard"><text:tab/>void insert(const T&amp;) { ... } </text:p>
      <text:p text:style-name="Standard">}; </text:p>
      <text:p text:style-name="Standard"/>
      <text:p text:style-name="Standard">// Во время компиляции компилятор фактически генерирует копии каждого шаблона </text:p>
      <text:p text:style-name="Standard">// с подставленными параметрами, поэтому полное определение класса должно присутствовать <text:s/></text:p>
      <text:p text:style-name="Standard">// при каждом вызове. Вот почему шаблонные классы определяются полностью </text:p>
      <text:p text:style-name="Standard">// в заголовочных файлах. </text:p>
      <text:p text:style-name="Standard"/>
      <text:p text:style-name="Standard">// Создание примера шаблонного класса в стеке: </text:p>
      <text:p text:style-name="Standard">Box&lt;int&gt; intBox; </text:p>
      <text:p text:style-name="Standard"/>
      <text:p text:style-name="Standard">// Вы можете использовать его в соответствии с ожиданиями: </text:p>
      <text:p text:style-name="Standard">intBox.insert(123); </text:p>
      <text:p text:style-name="Standard"/>
      <text:p text:style-name="Standard">// Разумеется, вы можете наследовать шаблоны: </text:p>
      <text:p text:style-name="Standard">Box&lt;Box&lt;int&gt; &gt; boxOfBox; </text:p>
      <text:p text:style-name="Standard">boxOfBox.insert(intBox); </text:p>
      <text:p text:style-name="Standard"/>
      <text:p text:style-name="Standard">// Вплоть до C++11, вам необходимо было помещать пробел между двумя '&gt;', иначе '&gt;&gt;' </text:p>
      <text:p text:style-name="Standard">// будет расценен как оператор сдвига вправо. </text:p>
      <text:p text:style-name="Standard"/>
      <text:p text:style-name="Standard">// Иногда вы будете видеть</text:p>
      <text:p text:style-name="Standard">// template&lt;typename T&gt;. </text:p>
      <text:p text:style-name="Standard"><text:soft-page-break/>// Ключевые слова 'class' и 'typename' в основном взаимозаменяемые в данном случае.</text:p>
      <text:p text:style-name="Standard">// Для подробной информации обратитесь к</text:p>
      <text:p text:style-name="Standard">// <text:tab/>http://en.wikipedia.org/wiki/Typename </text:p>
      <text:p text:style-name="Standard">// (да, у данного ключевого слова своя страница на Wikipedia). </text:p>
      <text:p text:style-name="Standard"/>
      <text:p text:style-name="Standard">// Схожим образом, шаблонная функция: </text:p>
      <text:p text:style-name="Standard">template&lt;class T&gt; </text:p>
      <text:p text:style-name="Standard">void barkThreeTimes(const T&amp; input) </text:p>
      <text:p text:style-name="Standard">{ </text:p>
      <text:p text:style-name="Standard"><text:tab/>input.bark(); </text:p>
      <text:p text:style-name="Standard"><text:tab/>input.bark(); </text:p>
      <text:p text:style-name="Standard"><text:tab/>input.bark(); </text:p>
      <text:p text:style-name="Standard">} </text:p>
      <text:p text:style-name="Standard"/>
      <text:p text:style-name="Standard">// Отметьте, что на этом моменте типовые параметры не специфицируются. Компилятор <text:s/></text:p>
      <text:p text:style-name="Standard">// генерирует и затем делает проверку на тип при каждом вызове шаблона, поэтому </text:p>
      <text:p text:style-name="Standard">// указанная выше функция работает с любым типом 'T', у которого есть константный метод 'bark' ! </text:p>
      <text:p text:style-name="Standard"/>
      <text:p text:style-name="Standard">Dog fluffy; </text:p>
      <text:p text:style-name="Standard">fluffy.setName("Fluffy") </text:p>
      <text:p text:style-name="Standard">barkThreeTimes(fluffy); // Трехкратный вывод "Fluffy barks". </text:p>
      <text:p text:style-name="Standard"/>
      <text:p text:style-name="Standard">// Параметры шаблонов могут не быть классами: </text:p>
      <text:p text:style-name="Standard">template&lt;int Y&gt; </text:p>
      <text:p text:style-name="Standard">void printMessage() { </text:p>
      <text:p text:style-name="Standard">cout &lt;&lt; "Learn C++ in " &lt;&lt; Y &lt;&lt; " minutes!" &lt;&lt; endl; </text:p>
      <text:p text:style-name="Standard">} </text:p>
      <text:p text:style-name="Standard"/>
      <text:p text:style-name="Standard">// Также вы можете неявно определять шаблоны для достижения более эффективного кода. </text:p>
      <text:p text:style-name="Standard">//Разумеется, в реальной жизни их использование не настолько тривиальное как в данном случае. </text:p>
      <text:p text:style-name="Standard">// Отметьте, что вам все еще необходимо объявлять функцию (или класс) в качестве шаблона,</text:p>
      <text:p text:style-name="Standard">// даже если вы явно указываете все параметры.</text:p>
      <text:p text:style-name="Standard">template&lt;&gt; </text:p>
      <text:p text:style-name="Standard">void printMessage&lt;10&gt;() { </text:p>
      <text:p text:style-name="Standard"><text:tab/>cout &lt;&lt; "Learn C++ faster in only 10 minutes!" &lt;&lt; endl;</text:p>
      <text:p text:style-name="Standard">} </text:p>
      <text:p text:style-name="Standard"/>
      <text:p text:style-name="Standard">printMessage&lt;20&gt;(); // Вывод "Learn C++ in 20 minutes!" printMessage&lt;10&gt;(); </text:p>
      <text:p text:style-name="Standard">// Вывод "Learn C++ faster in only 10 minutes!" </text:p>
      <text:p text:style-name="Standard"/>
      <text:p text:style-name="Standard">///////////////////// </text:p>
      <text:p text:style-name="Standard">// Обработка исключений </text:p>
      <text:p text:style-name="Standard">///////////////////// </text:p>
      <text:p text:style-name="Standard"/>
      <text:p text:style-name="Standard">// Стандартная библиотека поддерживает несколько типов исключений;</text:p>
      <text:p text:style-name="Standard">// (см. http://en.cppreference.com/w/cpp/error/exception) </text:p>
      <text:p text:style-name="Standard">// впрочем, любой тип может быть выброшен в качестве исключения </text:p>
      <text:p text:style-name="Standard">#include &lt;exception&gt; </text:p>
      <text:p text:style-name="Standard">#include &lt;stdexcept&gt; </text:p>
      <text:p text:style-name="Standard"/>
      <text:p text:style-name="Standard"><text:soft-page-break/>// Все исключения, выброшенные внутри блока try, могут быть отловлены последующими <text:s/></text:p>
      <text:p text:style-name="Standard">// хэндлерами _catch_ . </text:p>
      <text:p text:style-name="Standard">try { </text:p>
      <text:p text:style-name="Standard"><text:tab/>// Не размещайте исключения в куче, используя _new_. <text:tab/>throw std::runtime_error("A problem occurred"); </text:p>
      <text:p text:style-name="Standard">} </text:p>
      <text:p text:style-name="Standard"/>
      <text:p text:style-name="Standard">// Отлавливайте исключения с помощью константных ссылок, если они являются объектами </text:p>
      <text:p text:style-name="Standard">catch (const std::exception&amp; ex) </text:p>
      <text:p text:style-name="Standard">{ </text:p>
      <text:p text:style-name="Standard"><text:tab/>std::cout &lt;&lt; ex.what(); </text:p>
      <text:p text:style-name="Standard">} </text:p>
      <text:p text:style-name="Standard"/>
      <text:p text:style-name="Standard"/>
      <text:p text:style-name="Standard">// Отлавливает любое исключение, не отловленное предыдущими блоками _catch_ </text:p>
      <text:p text:style-name="Standard">catch (...) </text:p>
      <text:p text:style-name="Standard">{ </text:p>
      <text:p text:style-name="Standard"><text:tab/>std::cout &lt;&lt; "Unknown exception caught"; </text:p>
      <text:p text:style-name="Standard"><text:tab/>throw; // Повторно выбрасывает исключение </text:p>
      <text:p text:style-name="Standard">} </text:p>
      <text:p text:style-name="Standard"/>
      <text:p text:style-name="Standard">/////// </text:p>
      <text:p text:style-name="Standard">// RAII </text:p>
      <text:p text:style-name="Standard">/////// </text:p>
      <text:p text:style-name="Standard"/>
      <text:p text:style-name="Standard"/>
      <text:p text:style-name="Standard">// RAII обозначает "Resource Acquisition Is Initialization" (Получение ресурса есть инициализация). </text:p>
      <text:p text:style-name="Standard">// Часто считается наиболее мощной парадигмой в C++; </text:p>
      <text:p text:style-name="Standard">// также является наиболее простой концепцией для конструктора объекта, </text:p>
      <text:p text:style-name="Standard">//получающего ресурсы того объекта </text:p>
      <text:p text:style-name="Standard">// и деструктора, высвобождающего ресурсы. </text:p>
      <text:p text:style-name="Standard"/>
      <text:p text:style-name="Standard">// Для осознания полезности RAII, </text:p>
      <text:p text:style-name="Standard">// предположим функцию, которая использует файловый обработчик С: </text:p>
      <text:p text:style-name="Standard">void doSomethingWithAFile(const char* filename) </text:p>
      <text:p text:style-name="Standard">{ </text:p>
      <text:p text:style-name="Standard"><text:tab/>// Для начала предположим, что ничего не пойдет не так. </text:p>
      <text:p text:style-name="Standard"/>
      <text:p text:style-name="Standard"><text:tab/>FILE* fh = fopen(filename, "r"); // Открытие файла в режиме чтения. </text:p>
      <text:p text:style-name="Standard"/>
      <text:p text:style-name="Standard"><text:tab/>doSomethingWithTheFile(fh); </text:p>
      <text:p text:style-name="Standard"><text:tab/>doSomethingElseWithIt(fh); </text:p>
      <text:p text:style-name="Standard"><text:tab/>fclose(fh); // Закрытие хэндла файла. </text:p>
      <text:p text:style-name="Standard">} </text:p>
      <text:p text:style-name="Standard"/>
      <text:p text:style-name="Standard">// К сожалению, положение значительно усложняется обработкой ошибок. </text:p>
      <text:p text:style-name="Standard">// Предположим, что fopen может не сработать, и doSomethingWithTheFile и </text:p>
      <text:p text:style-name="Standard">// doSomethingElseWithIt вернут коды ошибок в случае неудачи</text:p>
      <text:p text:style-name="Standard">// (Исключения являются предпочтительным способом обработки <text:s/>неудач, </text:p>
      <text:p text:style-name="Standard">// но некоторые программисты, особенно те, которые имеют опыт работы с С, </text:p>
      <text:p text:style-name="Standard">// несогласны с полезностью исключений). </text:p>
      <text:p text:style-name="Standard"><text:soft-page-break/>// Нам теперь следует проверить каждый вызов на неудачи и закрыть обработчик файла </text:p>
      <text:p text:style-name="Standard">// в случае обнаружения проблемы. </text:p>
      <text:p text:style-name="Standard">bool doSomethingWithAFile(const char* filename) </text:p>
      <text:p text:style-name="Standard">{ </text:p>
      <text:p text:style-name="Standard"><text:tab/>FILE* fh = fopen(filename, "r"); // Открытие файла в режиме чтения </text:p>
      <text:p text:style-name="Standard"><text:tab/>if (fh == nullptr) // В случае неудачи указатель будет null. </text:p>
      <text:p text:style-name="Standard"><text:tab/><text:tab/>return false; // Сообщение об ошибке. </text:p>
      <text:p text:style-name="Standard"/>
      <text:p text:style-name="Standard"><text:tab/>// Предположим, что каждая функция возвращает false в случае неудачи </text:p>
      <text:p text:style-name="Standard"><text:tab/>if (!doSomethingWithTheFile(fh)) { </text:p>
      <text:p text:style-name="Standard"><text:tab/><text:tab/>fclose(fh); // Закрытие обработчика файла предотвращает его утечку. </text:p>
      <text:p text:style-name="Standard"><text:tab/><text:tab/>return false; // Передача ошибки. </text:p>
      <text:p text:style-name="Standard"><text:tab/>} </text:p>
      <text:p text:style-name="Standard"><text:tab/>if (!doSomethingElseWithIt(fh)) { </text:p>
      <text:p text:style-name="Standard"><text:tab/><text:tab/>fclose(fh); // Закрытие обработчика файла предотвращает его утечку. </text:p>
      <text:p text:style-name="Standard"><text:tab/><text:tab/>return false; // Передача ошибки. </text:p>
      <text:p text:style-name="Standard"><text:tab/>} </text:p>
      <text:p text:style-name="Standard"><text:tab/>fclose(fh); // Закрытие обработчика файла предотвращает его утечку. </text:p>
      <text:p text:style-name="Standard"><text:tab/>return true; // Инициирует успех </text:p>
      <text:p text:style-name="Standard">} </text:p>
      <text:p text:style-name="Standard"/>
      <text:p text:style-name="Standard">// С-программисты часто облегчают процесс, используя goto: </text:p>
      <text:p text:style-name="Standard">bool doSomethingWithAFile(const char* filename) </text:p>
      <text:p text:style-name="Standard">{ </text:p>
      <text:p text:style-name="Standard"><text:tab/>FILE* fh = fopen(filename, "r"); </text:p>
      <text:p text:style-name="Standard"><text:tab/>if (fh == nullptr) </text:p>
      <text:p text:style-name="Standard"><text:tab/><text:tab/>return false; </text:p>
      <text:p text:style-name="Standard"/>
      <text:p text:style-name="Standard"><text:tab/>if (!doSomethingWithTheFile(fh)) </text:p>
      <text:p text:style-name="Standard"><text:tab/><text:tab/>goto failure; </text:p>
      <text:p text:style-name="Standard"><text:tab/></text:p>
      <text:p text:style-name="Standard"><text:tab/>if (!doSomethingElseWithIt(fh)) </text:p>
      <text:p text:style-name="Standard"><text:tab/><text:tab/>goto failure; </text:p>
      <text:p text:style-name="Standard"/>
      <text:p text:style-name="Standard"><text:tab/>fclose(fh); // Закрыть файл </text:p>
      <text:p text:style-name="Standard"><text:tab/>return true; // Индицирует успех </text:p>
      <text:p text:style-name="Standard"/>
      <text:p text:style-name="Standard">failure: </text:p>
      <text:p text:style-name="Standard"><text:tab/>fclose(fh); </text:p>
      <text:p text:style-name="Standard"><text:tab/>return false; // Передача ошибки </text:p>
      <text:p text:style-name="Standard">} </text:p>
      <text:p text:style-name="Standard"/>
      <text:p text:style-name="Standard">// Если функция выбрасывает ошибку, то с использованием исключений, </text:p>
      <text:p text:style-name="Standard">// положение проясняется, но все еще не оптимально. </text:p>
      <text:p text:style-name="Standard">void doSomethingWithAFile(const char* filename) </text:p>
      <text:p text:style-name="Standard">{ </text:p>
      <text:p text:style-name="Standard"><text:tab/>FILE* fh = fopen(filename, "r"); // Открытие файла в режиме чтения</text:p>
      <text:p text:style-name="Standard"><text:tab/>if (fh == nullptr) </text:p>
      <text:p text:style-name="Standard"><text:tab/><text:tab/>throw std::runtime_error("Could not open the file."); </text:p>
      <text:p text:style-name="Standard"/>
      <text:p text:style-name="Standard"><text:tab/>try { </text:p>
      <text:p text:style-name="Standard"><text:tab/><text:tab/>doSomethingWithTheFile(fh);</text:p>
      <text:p text:style-name="Standard"><text:soft-page-break/><text:tab/><text:tab/>doSomethingElseWithIt(fh); </text:p>
      <text:p text:style-name="Standard">} </text:p>
      <text:p text:style-name="Standard">catch (...) { </text:p>
      <text:p text:style-name="Standard"><text:tab/>fclose(fh); // Удостоверьтесь, что файл закрывается в случае ошибки. </text:p>
      <text:p text:style-name="Standard"><text:tab/>throw; // Затем повторно выбросьте исключение. </text:p>
      <text:p text:style-name="Standard"><text:tab/>} </text:p>
      <text:p text:style-name="Standard"/>
      <text:p text:style-name="Standard"><text:tab/>fclose(fh); // Закрытие файла </text:p>
      <text:p text:style-name="Standard"><text:tab/>// Все выполнено</text:p>
      <text:p text:style-name="Standard">} </text:p>
      <text:p text:style-name="Standard"/>
      <text:p text:style-name="Standard">// Сравните это с использованием класса потока C++ (fstream) </text:p>
      <text:p text:style-name="Standard">// fstream использует свой деструктор для закрытия файла. </text:p>
      <text:p text:style-name="Standard">// Из вышеупомянутого следует, что деструкторы вызываются автоматически, </text:p>
      <text:p text:style-name="Standard">// когда объект выходит из области видимости. </text:p>
      <text:p text:style-name="Standard">void doSomethingWithAFile(const std::string&amp; filename) </text:p>
      <text:p text:style-name="Standard">{ </text:p>
      <text:p text:style-name="Standard"><text:tab/>// размер ifstream недостаточен для входного потока файла </text:p>
      <text:p text:style-name="Standard"><text:tab/>std::ifstream fh(filename); // Открытие файла </text:p>
      <text:p text:style-name="Standard"/>
      <text:p text:style-name="Standard"><text:tab/>// Выполнение операций с файлом</text:p>
      <text:p text:style-name="Standard"><text:tab/>doSomethingWithTheFile(fh); </text:p>
      <text:p text:style-name="Standard"><text:tab/>doSomethingElseWithIt(fh); </text:p>
      <text:p text:style-name="Standard">} // Здесь файл автоматически закрывается деструктором. </text:p>
      <text:p text:style-name="Standard"/>
      <text:p text:style-name="Standard">// Все вышеуказанное имеет неоспоримые преимущества: </text:p>
      <text:p text:style-name="Standard">// 1. Вне зависимости от того, что происходит, </text:p>
      <text:p text:style-name="Standard">// ресурс (в данном случае обработчик файла) будет очищен. </text:p>
      <text:p text:style-name="Standard">// Если вы написали деструктор корректно, </text:p>
      <text:p text:style-name="Standard">// невозможно забыть закрыть обработчик и допустить утечку памяти. </text:p>
      <text:p text:style-name="Standard">// 2. Заметьте, что код становится намного чище. </text:p>
      <text:p text:style-name="Standard">// Деструктор выполняет закрытие файла в скрытом режиме, </text:p>
      <text:p text:style-name="Standard">// и вам не следует об этом беспокоиться. </text:p>
      <text:p text:style-name="Standard">// 3. Код защищен от исключений. </text:p>
      <text:p text:style-name="Standard">// Исключение может быть выброшено в функции в любом месте, и очистка</text:p>
      <text:p text:style-name="Standard">// все равно будет произведена. </text:p>
      <text:p text:style-name="Standard"/>
      <text:p text:style-name="Standard">// Весь идиоматический код C++ обширно использует RAII для всех ресурсов. </text:p>
      <text:p text:style-name="Standard">// Ниже приведены дополнительные примеры: </text:p>
      <text:p text:style-name="Standard">// - Использующие память unique_ptr и shared_ptr </text:p>
      <text:p text:style-name="Standard">// - Контейнеры — связанные списки стандартной библиотеки, </text:p>
      <text:p text:style-name="Standard">// например, vector (т. е. массив изменяющегося размера), </text:p>
      <text:p text:style-name="Standard">// автоматически уничтожают свое содержимое, когда они выходят из области видимости. </text:p>
      <text:p text:style-name="Standard">// - Mutex'ы (от «mutual exclusive») используют lock_guard и unique_lock </text:p>
      <text:p text:style-name="Standard"/>
      <text:p text:style-name="Standard">// Контейнеры с объектными ключами с непримитивными значениями (пользовательские классы) требуют </text:p>
      <text:p text:style-name="Standard">// сравнительных функций в самом объекте или в качестве указателя функции. Примитивы </text:p>
      <text:p text:style-name="Standard">// имеют компараторы по умолчанию, но их можно модифицировать. </text:p>
      <text:p text:style-name="Standard">class Foo { </text:p>
      <text:p text:style-name="Standard">public: </text:p>
      <text:p text:style-name="Standard"><text:tab/>int j; </text:p>
      <text:p text:style-name="Standard"><text:soft-page-break/><text:tab/>Foo(int a) : j(a) {} </text:p>
      <text:p text:style-name="Standard">}; </text:p>
      <text:p text:style-name="Standard">struct compareFunction { </text:p>
      <text:p text:style-name="Standard"><text:tab/>bool operator()(const Foo&amp; a, const Foo&amp; b) const { </text:p>
      <text:p text:style-name="Standard"><text:tab/><text:tab/>return a.j &lt; b.j; </text:p>
      <text:p text:style-name="Standard"><text:tab/>} </text:p>
      <text:p text:style-name="Standard">}; </text:p>
      <text:p text:style-name="Standard">//не разрешено (хотя и может варьироваться в зависимости от компилятора) </text:p>
      <text:p text:style-name="Standard">//std::map&lt;Foo, int&gt; fooMap; </text:p>
      <text:p text:style-name="Standard">std::map&lt;Foo, int, compareFunction&gt; fooMap; </text:p>
      <text:p text:style-name="Standard">fooMap[Foo(1)] = 1; </text:p>
      <text:p text:style-name="Standard">fooMap.find(Foo(1)); //истина</text:p>
      <text:p text:style-name="Standard"><text:s/></text:p>
      <text:p text:style-name="Standard">/////////////////////////////////////// </text:p>
      <text:p text:style-name="Standard">// Лямбда-выражение (C++11 и выше) </text:p>
      <text:p text:style-name="Standard">/////////////////////////////////////// </text:p>
      <text:p text:style-name="Standard"/>
      <text:p text:style-name="Standard">// Лямбды — это удобный способ определения объекта анонимной функции </text:p>
      <text:p text:style-name="Standard">// прямо в том месте, где его вызвали или передали как аргумент к функции. </text:p>
      <text:p text:style-name="Standard"/>
      <text:p text:style-name="Standard">// Например, предположим, что производится сортировка вектора парных значений по второму </text:p>
      <text:p text:style-name="Standard">// значению пары </text:p>
      <text:p text:style-name="Standard"/>
      <text:p text:style-name="Standard">vector&lt;pair&lt;int, int&gt; &gt; tester; tester.push_back(make_pair(3, 6)); tester.push_back(make_pair(1, 9)); tester.push_back(make_pair(5, 0)); </text:p>
      <text:p text:style-name="Standard"/>
      <text:p text:style-name="Standard">// Передаем лямбда-выражение в качестве третьего аргумента функции sort, </text:p>
      <text:p text:style-name="Standard">// которая располагается в хэдере &lt;algorithm&gt; </text:p>
      <text:p text:style-name="Standard"/>
      <text:p text:style-name="Standard">sort(tester.begin(), tester.end(), [](const pair&lt;int, int&gt;&amp; lhs, const pair&lt;int, int&gt;&amp; rhs) { </text:p>
      <text:p text:style-name="Standard"><text:tab/>return lhs.second &lt; rhs.second; </text:p>
      <text:p text:style-name="Standard">}); </text:p>
      <text:p text:style-name="Standard"/>
      <text:p text:style-name="Standard">// Обратите внимание на синтаксис лямбда-выражения, </text:p>
      <text:p text:style-name="Standard">// [] используется для "захвата" переменных</text:p>
      <text:p text:style-name="Standard">// "Список захваченного" определяет, что снаружи лямбды должно быть доступно внутри тела функции и как. </text:p>
      <text:p text:style-name="Standard">// Может выглядеть следующим образом: </text:p>
      <text:p text:style-name="Standard">// 1. значение : [x] </text:p>
      <text:p text:style-name="Standard">// 2. ссылка : [&amp;x] </text:p>
      <text:p text:style-name="Standard">// 3. любая переменная, переданная в текущий контекст по ссылке [&amp;] </text:p>
      <text:p text:style-name="Standard">// 4. аналогично пункту 3, переменная передается по значению [=] </text:p>
      <text:p text:style-name="Standard">// Пример: </text:p>
      <text:p text:style-name="Standard"/>
      <text:p text:style-name="Standard">vector&lt;int&gt; dog_ids; </text:p>
      <text:p text:style-name="Standard">// number_of_dogs = 3; </text:p>
      <text:p text:style-name="Standard">for(int i = 0; i &lt; 3; i++) { </text:p>
      <text:p text:style-name="Standard"><text:tab/>dog_ids.push_back(i); </text:p>
      <text:p text:style-name="Standard">} </text:p>
      <text:p text:style-name="Standard"/>
      <text:p text:style-name="Standard">int weight[3] = {30, 50, 10}; </text:p>
      <text:p text:style-name="Standard"><text:soft-page-break/></text:p>
      <text:p text:style-name="Standard">// Предположим, что требуется отсортировать dog_ids по весам. </text:p>
      <text:p text:style-name="Standard">// Поэтому dog_ids должны в конце принять значения: [2, 0, 1] </text:p>
      <text:p text:style-name="Standard"/>
      <text:p text:style-name="Standard">// И вот где пригодились лямбда-выражения</text:p>
      <text:p text:style-name="Standard">sort(dog_ids.begin(), dog_ids.end(), [&amp;weight](const int &amp;lhs, const int &amp;rhs) { </text:p>
      <text:p text:style-name="Standard"><text:tab/>return weight[lhs] &lt; weight[rhs]; </text:p>
      <text:p text:style-name="Standard">}); </text:p>
      <text:p text:style-name="Standard">// Теперь мы получили "weight" по ссылке в примере выше. </text:p>
      <text:p text:style-name="Standard">// Подробней о лямбда-выражениях в C++ : http://stackoverflow.com/questions/7627098/what-is-a-lambda-expression-in-c11 </text:p>
      <text:p text:style-name="Standard"/>
      <text:p text:style-name="Standard">/////////////////////////////// </text:p>
      <text:p text:style-name="Standard">// Диапазон (C++11 и выше) </text:p>
      <text:p text:style-name="Standard">/////////////////////////////// </text:p>
      <text:p text:style-name="Standard"/>
      <text:p text:style-name="Standard">// Вы можете использовать диапазон в циклах для выполнения операций через контейнер</text:p>
      <text:p text:style-name="Standard">int arr[] = {1, 10, 3}; </text:p>
      <text:p text:style-name="Standard"/>
      <text:p text:style-name="Standard">for(int elem: arr){ </text:p>
      <text:p text:style-name="Standard"><text:tab/>cout &lt;&lt; elem &lt;&lt; endl; </text:p>
      <text:p text:style-name="Standard">} </text:p>
      <text:p text:style-name="Standard"/>
      <text:p text:style-name="Standard">// Вы можете использовать "auto" и не беспокоиться о типе элементов контейнера </text:p>
      <text:p text:style-name="Standard">// Например: </text:p>
      <text:p text:style-name="Standard"/>
      <text:p text:style-name="Standard">for(auto elem: arr) { </text:p>
      <text:p text:style-name="Standard"><text:tab/>// Операции с каждым элементом массива </text:p>
      <text:p text:style-name="Standard">} </text:p>
      <text:p text:style-name="Standard"/>
      <text:p text:style-name="Standard">///////////////////// </text:p>
      <text:p text:style-name="Standard">// Забавные аспекты </text:p>
      <text:p text:style-name="Standard">///////////////////// </text:p>
      <text:p text:style-name="Standard"/>
      <text:p text:style-name="Standard">// Аспекты C++, которые могут удивить новичков (и некоторых ветеранов). </text:p>
      <text:p text:style-name="Standard">// К сожалению, данный раздел очень нуждается в дополнении; так как C++ - один из лучших способов</text:p>
      <text:p text:style-name="Standard">// доставить себе парочку неприятных моментов. </text:p>
      <text:p text:style-name="Standard"/>
      <text:p text:style-name="Standard">// Вы можете корректировать методы секции private! </text:p>
      <text:p text:style-name="Standard">class Foo { </text:p>
      <text:p text:style-name="Standard"><text:tab/>virtual void bar(); </text:p>
      <text:p text:style-name="Standard">}; </text:p>
      <text:p text:style-name="Standard">class FooSub : public Foo { </text:p>
      <text:p text:style-name="Standard"><text:tab/>virtual void bar(); // Изменен Foo::bar! </text:p>
      <text:p text:style-name="Standard">}; </text:p>
      <text:p text:style-name="Standard"/>
      <text:p text:style-name="Standard">// 0 == false == NULL (в большинстве случаев)! </text:p>
      <text:p text:style-name="Standard">bool* pt = new bool; </text:p>
      <text:p text:style-name="Standard">*pt = 0; // Установка значения указателя 'pt' на ложное. </text:p>
      <text:p text:style-name="Standard">pt = 0; // Установка 'pt' на null-указатель. Обе строчки компилируются без предупреждений. </text:p>
      <text:p text:style-name="Standard"/>
      <text:p text:style-name="Standard"><text:soft-page-break/>// nullptr может помочь в данном вопросе: </text:p>
      <text:p text:style-name="Standard">int* pt2 = new int; </text:p>
      <text:p text:style-name="Standard">*pt2 = nullptr; // Не компилируется </text:p>
      <text:p text:style-name="Standard">pt2 = nullptr; // Установка pt2 в null. </text:p>
      <text:p text:style-name="Standard"/>
      <text:p text:style-name="Standard">// Существует исключение для булевских значений. </text:p>
      <text:p text:style-name="Standard">// Это позволяет вам тестировать null-указатели с помощью if(!ptr), </text:p>
      <text:p text:style-name="Standard">// но как следствие вы можете присваивать nullptr булевское значение напрямую! </text:p>
      <text:p text:style-name="Standard">*pt = nullptr; // Все еще скомпилируется, несмотря на то, что '*pt' имеет булевское значение! </text:p>
      <text:p text:style-name="Standard"/>
      <text:p text:style-name="Standard">// '=' != '=' != '='! </text:p>
      <text:p text:style-name="Standard">// Вызов Foo::Foo(const Foo&amp;) или другого варианта (see move semantics) копирующего </text:p>
      <text:p text:style-name="Standard">// конструктора. </text:p>
      <text:p text:style-name="Standard">Foo f2; </text:p>
      <text:p text:style-name="Standard">Foo f1 = f2; </text:p>
      <text:p text:style-name="Standard"/>
      <text:p text:style-name="Standard">// Вызов Foo::Foo(const Foo&amp;) или схожего варианта, но он только копирует часть 'Foo', принадлежащую </text:p>
      <text:p text:style-name="Standard">// 'fooSub'. Все остальные члены 'fooSub' отбрасываются. Такое подчас </text:p>
      <text:p text:style-name="Standard">// ужасное поведение называется "object slicing." </text:p>
      <text:p text:style-name="Standard">FooSub fooSub; </text:p>
      <text:p text:style-name="Standard">Foo f1 = fooSub; </text:p>
      <text:p text:style-name="Standard"/>
      <text:p text:style-name="Standard">// Вызов Foo::operator=(Foo&amp;) или схожего варианта. </text:p>
      <text:p text:style-name="Standard">Foo f1; </text:p>
      <text:p text:style-name="Standard">f1 = f2; </text:p>
      <text:p text:style-name="Standard"/>
      <text:p text:style-name="Standard"/>
      <text:p text:style-name="Standard">/////////////////////////////////////// </text:p>
      <text:p text:style-name="Standard">// Кортежи (C++11 и выше) </text:p>
      <text:p text:style-name="Standard">/////////////////////////////////////// </text:p>
      <text:p text:style-name="Standard"/>
      <text:p text:style-name="Standard">#include&lt;tuple&gt; </text:p>
      <text:p text:style-name="Standard"/>
      <text:p text:style-name="Standard">// Принципиально, кортежи схожи со старыми структурами данным (C-образные структуры), </text:p>
      <text:p text:style-name="Standard">//но отличаются тем, что вместо именования членов данных,</text:p>
      <text:p text:style-name="Standard">// доступ к их элементам происходят по порядку в кортехе. </text:p>
      <text:p text:style-name="Standard"/>
      <text:p text:style-name="Standard">// Начнем с создания кортежа. </text:p>
      <text:p text:style-name="Standard">// Помещаем значения в кортеж </text:p>
      <text:p text:style-name="Standard">auto first = make_tuple(10, 'A'); </text:p>
      <text:p text:style-name="Standard">const int maxN = 1e9; </text:p>
      <text:p text:style-name="Standard">const int maxL = 15; </text:p>
      <text:p text:style-name="Standard">auto second = make_tuple(maxN, maxL); </text:p>
      <text:p text:style-name="Standard"/>
      <text:p text:style-name="Standard">// вывод элементов кортежа 'first' </text:p>
      <text:p text:style-name="Standard">cout &lt;&lt; get&lt;0&gt;(first) &lt;&lt; " " &lt;&lt; get&lt;1&gt;(first) &lt;&lt; "\n"; //вывод : 10 A </text:p>
      <text:p text:style-name="Standard"/>
      <text:p text:style-name="Standard">// Вывод элементов кортежа 'second' <text:s/></text:p>
      <text:p text:style-name="Standard">cout &lt;&lt; get&lt;0&gt;(second) &lt;&lt; " " &lt;&lt; get&lt;1&gt;(second) &lt;&lt; "\n"; // вывод: 1000000000 15 </text:p>
      <text:p text:style-name="Standard">// распаковка кортежа в переменные </text:p>
      <text:p text:style-name="Standard"/>
      <text:p text:style-name="Standard"><text:soft-page-break/>int first_int; </text:p>
      <text:p text:style-name="Standard">char first_char; </text:p>
      <text:p text:style-name="Standard">tie(first_int, first_char) = first; </text:p>
      <text:p text:style-name="Standard">cout &lt;&lt; first_int &lt;&lt; " " &lt;&lt; first_char &lt;&lt; "\n"; // вывод : 10 A </text:p>
      <text:p text:style-name="Standard"/>
      <text:p text:style-name="Standard">// Мы также можем создавать кортежи следующим образом. </text:p>
      <text:p text:style-name="Standard"/>
      <text:p text:style-name="Standard">tuple&lt;int, char, double&gt; third(11, 'A', 3.14141); </text:p>
      <text:p text:style-name="Standard">// tuple_size возвращает количество элементов в кортеже (в качестве constexpr) </text:p>
      <text:p text:style-name="Standard"/>
      <text:p text:style-name="Standard">cout &lt;&lt; tuple_size&lt;decltype(third)&gt;::value &lt;&lt; "\n"; // вывод: 3 </text:p>
      <text:p text:style-name="Standard">// tuple_cat объединяет элементы всех в том же порядке. </text:p>
      <text:p text:style-name="Standard"/>
      <text:p text:style-name="Standard">auto concatenated_tuple = tuple_cat(first, second, third); </text:p>
      <text:p text:style-name="Standard">// concatenated_tuple становится равным = (10, 'A', 1e9, 15, 11, 'A' ,3.14141) </text:p>
      <text:p text:style-name="Standard">cout &lt;&lt; get&lt;0&gt;(concatenated_tuple) &lt;&lt; "\n";// вывод: 10 </text:p>
      <text:p text:style-name="Standard">cout &lt;&lt; get&lt;3&gt;(concatenated_tuple) &lt;&lt; "\n"; // вывод: 15 </text:p>
      <text:p text:style-name="Standard">cout &lt;&lt; get&lt;5&gt;(concatenated_tuple) &lt;&lt; "\n"; // вывод: 'A'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1$Win32 OpenOffice.org_project/411m6$Build-9775</meta:generator>
    <dc:date>2016-03-14T17:16:13.97</dc:date>
    <meta:document-statistic meta:table-count="0" meta:image-count="0" meta:object-count="0" meta:page-count="19" meta:paragraph-count="759" meta:word-count="4078" meta:character-count="28693"/>
    <meta:user-defined meta:name="Info 1"/>
    <meta:user-defined meta:name="Info 2"/>
    <meta:user-defined meta:name="Info 3"/>
    <meta:user-defined meta:name="Info 4"/>
  </office:meta>
</office:document-meta>
</file>